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2e36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9b3f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baf5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baf5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5baf50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2e369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52e369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52e369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52e369"/>
    </style:style>
    <style:style style:name="P11" style:family="paragraph" style:parent-style-name="Standard" style:list-style-name="L6">
      <style:paragraph-properties fo:text-align="start" style:justify-single-word="false"/>
      <style:text-properties officeooo:paragraph-rsid="0052e369"/>
    </style:style>
    <style:style style:name="P12" style:family="paragraph" style:parent-style-name="Standard">
      <style:paragraph-properties fo:text-align="start" style:justify-single-word="false"/>
      <style:text-properties officeooo:paragraph-rsid="0052e369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e89f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d1ae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5e90e8" officeooo:paragraph-rsid="005e90e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5e90e8" officeooo:paragraph-rsid="0063b8e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698b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58503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58503" officeooo:paragraph-rsid="0055850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e90e8" officeooo:paragraph-rsid="005e90e8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4e8542" officeooo:paragraph-rsid="0052e369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5062e3" officeooo:paragraph-rsid="0052e369"/>
    </style:style>
    <style:style style:name="P3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55e24e" officeooo:paragraph-rsid="0052e369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54e31e" officeooo:paragraph-rsid="0052e369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e1c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176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2e36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dc9d8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4af62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c821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4e854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532f8f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4e89f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5070c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54e31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4e8542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af624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4e89f3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54176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54e31e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4c821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483b3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494da5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587cff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264d9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1bf317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19eb27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normal" fo:font-weight="bold" officeooo:rsid="0042d81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normal" fo:font-weight="bold" officeooo:rsid="003d0cb4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style="normal" fo:font-weight="bold" officeooo:rsid="006019de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DejaVu Sans Condensed" fo:font-size="12pt" fo:font-style="normal" fo:font-weight="bold" officeooo:rsid="0061f85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DejaVu Sans Condensed" fo:font-size="12pt" fo:font-style="italic" fo:font-weight="normal" officeooo:rsid="004a4a6b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46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7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517b07" style:font-weight-asian="bold" style:font-weight-complex="bold"/>
    </style:style>
    <style:style style:name="T50" style:family="text">
      <style:text-properties fo:font-weight="bold" officeooo:rsid="00324557" style:font-weight-asian="bold" style:font-weight-complex="bold"/>
    </style:style>
    <style:style style:name="T51" style:family="text">
      <style:text-properties fo:font-weight="bold" officeooo:rsid="004e89f3" style:font-weight-asian="bold" style:font-weight-complex="bold"/>
    </style:style>
    <style:style style:name="T52" style:family="text">
      <style:text-properties officeooo:rsid="005062e3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text-line-through-style="none" style:text-line-through-type="none"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style:text-line-through-style="none" style:text-line-through-type="none" style:font-name="DejaVu Sans Condensed" fo:font-size="12pt" fo:font-style="normal" fo:font-weight="bold" officeooo:rsid="00517b07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officeooo:rsid="00517b07"/>
    </style:style>
    <style:style style:name="T59" style:family="text">
      <style:text-properties officeooo:rsid="00324557"/>
    </style:style>
    <style:style style:name="T60" style:family="text">
      <style:text-properties officeooo:rsid="004e89f3"/>
    </style:style>
    <style:style style:name="T61" style:family="text">
      <style:text-properties officeooo:rsid="00532f8f"/>
    </style:style>
    <style:style style:name="T62" style:family="text">
      <style:text-properties officeooo:rsid="0054176d"/>
    </style:style>
    <style:style style:name="T63" style:family="text">
      <style:text-properties officeooo:rsid="0035db3e"/>
    </style:style>
    <style:style style:name="T64" style:family="text">
      <style:text-properties officeooo:rsid="005dc9d8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63b8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63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E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31">5</text:span><text:span text:style-name="T32">0</text:span><text:span text:style-name="T33">4</text:span><text:span text:style-name="T40">b</text:span><text:span text:style-name="T34"> - </text:span><text:span text:style-name="T35">A/G</text:span><text:span text:style-name="T36"> - </text:span><text:span text:style-name="T37">AGM-65 </text:span><text:span text:style-name="T38">Maverick</text:span></text:p>
      <text:p text:style-name="P3"/>
      <text:p text:style-name="P2">Fence in (switches on lower left instrument panel):</text:p>
      <text:list text:style-name="L1">
        <text:list-item>
          <text:p text:style-name="P7"><text:span text:style-name="T7">M</text:span><text:span text:style-name="T8">ASTER ARM</text:span><text:span text:style-name="T47"> ... </text:span><text:span text:style-name="T8">ARM</text:span></text:p>
        </text:list-item>
        <text:list-item>
          <text:p text:style-name="P13">LASER<text:span text:style-name="T65"> ... </text:span>ARM</text:p>
        </text:list-item>
        <text:list-item>
          <text:p text:style-name="P13">TGP<text:span text:style-name="T65"> ... </text:span>ARM</text:p>
        </text:list-item>
      </text:list>
      <text:p text:style-name="P1"/>
      <text:p text:style-name="P29">Force-Correlate with AGM-65G/K Mavericks (EO only)<text:span text:style-name="T66"> -- WIP needs verification</text:span></text:p>
      <text:list xml:id="list4065181827" text:style-name="L8">
        <text:list-item>
          <text:p text:style-name="P24">Designate SPI with TPOD.</text:p>
        </text:list-item>
        <text:list-item>
          <text:p text:style-name="P24">Press China Hat forward long (<text:span text:style-name="T48">Front Thumb Button forward long</text:span>) to point all sensors at SPI.</text:p>
        </text:list-item>
        <text:list-item>
          <text:p text:style-name="P25">Press Boat Switch Center (<text:span text:style-name="T48">Pinky Hat press</text:span>) to enter Force-Correlate mode on Maverick. <text:s/>Maverick sensor will be slaved to a kind of image-lock using the scene as a whole.</text:p>
        </text:list-item>
        <text:list-item>
          <text:p text:style-name="P25">Launch at up to 11.0 nmi (10.0 recommended).</text:p>
        </text:list-item>
      </text:list>
      <text:p text:style-name="P27"/>
      <text:p text:style-name="P28">AGM-65L <text:span text:style-name="T64">Mavericks (laser guided)</text:span> -- TODO</text:p>
      <text:list text:style-name="L9">
        <text:list-item>
          <text:p text:style-name="P26">Select missile and power on (takes 30 seconds to spin up the gyros).</text:p>
        </text:list-item>
        <text:list-item>
          <text:p text:style-name="P26">Designate target with TGP and fire the laser (Flip-down Trigger press to toggle).</text:p>
        </text:list-item>
        <text:list-item>
          <text:p text:style-name="P26">Maverick page should show laser reticle with X showing missile seeker pointing. <text:s/>X turns to solid square when locked on the laser. <text:s/>Range DLZ shown on left of HUD. <text:s/>Fire with Red Butt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8T21:25:40.570000000</dc:date>
    <meta:editing-duration>P1DT11H30M37S</meta:editing-duration>
    <meta:editing-cycles>7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0" meta:word-count="184" meta:character-count="983" meta:non-whitespace-character-count="825"/>
  </office:meta>
</office:document-meta>
</file>